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6353520">
          <text:insertion>
            <office:change-info>
              <dc:creator>Gauthier Bastien</dc:creator>
              <dc:date>2012-03-16T14:57:00</dc:date>
            </office:change-info>
          </text:insertion>
        </text:changed-region>
        <text:changed-region text:id="ct166353288">
          <text:insertion>
            <office:change-info>
              <dc:creator>Gauthier Bastien</dc:creator>
              <dc:date>2012-03-16T14:56:00</dc:date>
            </office:change-info>
          </text:insertion>
        </text:changed-region>
        <text:changed-region text:id="ct166353776">
          <text:insertion>
            <office:change-info>
              <dc:creator>Gauthier Bastien</dc:creator>
              <dc:date>2012-03-16T14:56:00</dc:date>
            </office:change-info>
          </text:insertion>
        </text:changed-region>
        <text:changed-region text:id="ct16635473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635492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6691976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text:id="ct166691080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. COMMISSION POLICE</text:p>
      <text:p text:style-name="P4">(<text:change-start text:change-id="ct166353520"/>self.utranslate("weekday_%s" % self.getPreMeetingDate_6().aDay().lower(), domain="plonelocales")<text:change-end text:change-id="ct166353520"/> <text:change-start text:change-id="ct166353288"/>tool.formatDate(self.getPreMeetingDate_6(), withHour=True)<text:change-end text:change-id="ct166353288"/>, <text:change-start text:change-id="ct166353776"/>self.getPreMeetingPlace_6()<text:change-end text:change-id="ct166353776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6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',], renumber=True)</text:span></text:p></office:annotation></text:span><text:change-start text:change-id="ct166354736"/><text:span text:style-name="T1">item[0]</text:span><text:change-end text:change-id="ct166354736"/><text:span text:style-name="T1">. </text:span><text:change-start text:change-id="ct166354928"/><text:span text:style-name="T1">item[1].Title()</text:span><text:change-end text:change-id="ct16635492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polic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-1er-supplement',], renumber=True, firstNumber=len(</text:span><text:span text:style-name="T2">self.adapted().getPrintableItems(itemUids, categories=['commission-police',], renumber=True)</text:span><text:span text:style-name="T3">)+1)</text:span></text:p></office:annotation></text:span><text:change-start text:change-id="ct166691976"/><text:span text:style-name="T1">item[0]</text:span><text:change-end text:change-id="ct166691976"/><text:span text:style-name="T1">. </text:span><text:change-start text:change-id="ct166691080"/><text:span text:style-name="T1">item[1].Title()</text:span><text:change-end text:change-id="ct16669108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30T12:42:20</dc:date>
    <dc:creator>Gauthier Bastien</dc:creator>
    <meta:editing-duration>PT03H13M31S</meta:editing-duration>
    <meta:editing-cycles>54</meta:editing-cycles>
    <meta:generator>OpenOffice.org/3.1$Linux OpenOffice.org_project/310m19$Build-9420</meta:generator>
    <meta:document-statistic meta:table-count="2" meta:image-count="0" meta:object-count="0" meta:page-count="1" meta:paragraph-count="10" meta:word-count="25" meta:character-count="359"/>
  </office:meta>
</office:document-meta>
</file>